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each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tpid</text:p>
          </table:table-cell>
          <table:table-cell office:value-type="string" table:style-name="ce1">
            <text:p>forename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dept</text:p>
          </table:table-cell>
          <table:table-cell office:value-type="string" table:style-name="ce1">
            <text:p>rank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Bunsen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lcolm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MarieClaire</text:p>
          </table:table-cell>
          <table:table-cell office:value-type="string" table:style-name="ce1">
            <text:p>Etcherelli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Lavoisier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Middleton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Chaucer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Xavier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Ulvira</text:p>
          </table:table-cell>
          <table:table-cell office:value-type="string" table:style-name="ce1">
            <text:p>Tolstoy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Ira</text:p>
          </table:table-cell>
          <table:table-cell office:value-type="string" table:style-name="ce1">
            <text:p>Reeka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Babbage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Graeme</text:p>
          </table:table-cell>
          <table:table-cell office:value-type="string" table:style-name="ce1">
            <text:p>Offcards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Lutoviska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Milton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oisson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Yelena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Ivor</text:p>
          </table:table-cell>
          <table:table-cell office:value-type="string" table:style-name="ce1">
            <text:p>Prokofiev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Mundus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iddlegard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Hoare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Heinz</text:p>
          </table:table-cell>
          <table:table-cell office:value-type="string" table:style-name="ce1">
            <text:p>Schiller</text:p>
          </table:table-cell>
          <table:table-cell office:value-type="string" table:style-name="ce1">
            <text:p>GE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Jens</text:p>
          </table:table-cell>
          <table:table-cell office:value-type="string" table:style-name="ce1">
            <text:p>Grandsaut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Leibnitz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Ehka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Feinstein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Dijkstra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Onestone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New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Knuth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Twain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Lena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E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Wirth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Henri</text:p>
          </table:table-cell>
          <table:table-cell office:value-type="string" table:style-name="ce1">
            <text:p>Proust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Davey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Xenakis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Watt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Blake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Sprint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Capra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Sartr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ohr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assoc prof</text:p>
          </table:table-cell>
          <table:table-cell table:number-columns-repeated="16379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Hilary</text:p>
          </table:table-cell>
          <table:table-cell office:value-type="string" table:style-name="ce1">
            <text:p>Schubert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Paavo</text:p>
          </table:table-cell>
          <table:table-cell office:value-type="string" table:style-name="ce1">
            <text:p>Nurmi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rofessor</text:p>
          </table:table-cell>
          <table:table-cell table:number-columns-repeated="16379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Florence</text:p>
          </table:table-cell>
          <table:table-cell office:value-type="string" table:style-name="ce1">
            <text:p>Church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assis prof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  <table:named-expressions>
        <table:named-range table:name="teacher" table:cell-range-address="teacher.$A$1:teacher.$E$45" table:base-cell-address="teach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7:00:25Z</meta:creation-date>
    <dc:date>2014-04-15T07:00:25Z</dc:date>
  </office:meta>
</office:document-meta>
</file>